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018cm" svg:height="18.569cm" svg:x="1.482cm" svg:y="1.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12-10T15:28:31.87</meta:creation-date>
    <dc:date>2017-02-28T19:37:28.53</dc:date>
    <dc:creator>SSE </dc:creator>
    <meta:editing-duration>PT5M53S</meta:editing-duration>
    <meta:editing-cycles>4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chart-properties chart:auto-position="true"/>
      <style:text-properties fo:font-size="20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00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19cm" svg:height="18.57cm" xlink:href="." xlink:type="simple" chart:class="chart:scatter" chart:style-name="ch1">
        <chart:title svg:x="8.031cm" svg:y="0.507cm" chart:style-name="ch2">
          <text:p>SVM classification time</text:p>
        </chart:title>
        <chart:subtitle svg:x="7.58cm" svg:y="2.34cm" chart:style-name="ch3">
          <text:p>slope=2.7e-5; intercept=0.018</text:p>
        </chart:subtitle>
        <chart:plot-area chart:style-name="ch4" chart:data-source-has-labels="both" svg:x="2.048cm" svg:y="4.353cm" svg:width="21.971cm" svg:height="12.328cm">
          <chartooo:coordinate-region svg:x="3.595cm" svg:y="4.645cm" svg:width="19.986cm" svg:height="11.204cm"/>
          <chart:axis chart:dimension="x" chart:name="primary-x" chart:style-name="ch5" chartooo:axis-type="auto">
            <chart:title svg:x="11.834cm" svg:y="17.053cm" chart:style-name="ch6">
              <text:p>support</text:p>
            </chart:title>
            <chart:categories table:cell-range-address="local-table.$A$2:.$A$51"/>
          </chart:axis>
          <chart:axis chart:dimension="y" chart:name="primary-y" chart:style-name="ch7">
            <chart:title svg:x="0.451cm" svg:y="11.954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11" chart:values-cell-range-address="local-table.$D$2:.$D$51" chart:label-cell-address="local-table.$D$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0.0178077411419049">
                <text:p>0.0178077411419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0.017862654928042">
                <text:p>0.01786265492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018">
                <text:p>0.018</text:p>
              </table:table-cell>
              <table:table-cell office:value-type="float" office:value="0.0181921376448651">
                <text:p>0.0181921376448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.018">
                <text:p>0.018</text:p>
              </table:table-cell>
              <table:table-cell office:value-type="float" office:value="0.0181646807517965">
                <text:p>0.0181646807517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18">
                <text:p>0.018</text:p>
              </table:table-cell>
              <table:table-cell office:value-type="float" office:value="0.0184941634686195">
                <text:p>0.018494163468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83843358963452">
                <text:p>0.018384335896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6863617200996">
                <text:p>0.018686361720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8236461854425">
                <text:p>0.0188236461854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334737577169">
                <text:p>0.0189334737577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89609306507854">
                <text:p>0.01896093065078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982151161284">
                <text:p>0.0190982151161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3727840468142">
                <text:p>0.0193727840468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1805857953341">
                <text:p>0.0191805857953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190707582230598">
                <text:p>0.0190707582230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2904133676085">
                <text:p>0.019290413367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5649822982943">
                <text:p>0.0195649822982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7571805497744">
                <text:p>0.0197571805497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0.02">
                <text:p>0.02</text:p>
              </table:table-cell>
              <table:table-cell office:value-type="float" office:value="0.0195924391913629">
                <text:p>0.019592439191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98120943359116">
                <text:p>0.0198120943359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1690339458032">
                <text:p>0.0201690339458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0042925873917">
                <text:p>0.02000429258739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3337753042147">
                <text:p>0.0203337753042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0.0201964908388718">
                <text:p>0.0201964908388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  <table:table-cell office:value-type="float" office:value="0.0202788615180775">
                <text:p>0.0202788615180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">
                <text:p>105</text:p>
              </table:table-cell>
              <table:table-cell office:value-type="float" office:value="0.02">
                <text:p>0.02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">
                <text:p>107</text:p>
              </table:table-cell>
              <table:table-cell office:value-type="float" office:value="0.02">
                <text:p>0.02</text:p>
              </table:table-cell>
              <table:table-cell office:value-type="float" office:value="0.0204710597695576">
                <text:p>0.0204710597695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2">
                <text:p>122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08829131655864">
                <text:p>0.0208829131655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">
                <text:p>11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8005424863807">
                <text:p>0.0208005424863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07730855933121">
                <text:p>0.0207730855933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4161459834205">
                <text:p>0.020416145983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0201976309293">
                <text:p>0.0210201976309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4045941338895">
                <text:p>0.0214045941338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6791630645754">
                <text:p>0.0216791630645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673096685466">
                <text:p>0.0212673096685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239852775478">
                <text:p>0.021239852775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">
                <text:p>147</text:p>
              </table:table-cell>
              <table:table-cell office:value-type="float" office:value="0.022">
                <text:p>0.022</text:p>
              </table:table-cell>
              <table:table-cell office:value-type="float" office:value="0.021569335492301">
                <text:p>0.021569335492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706619957644">
                <text:p>0.0217066199576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0910164606042">
                <text:p>0.022091016460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164475299183">
                <text:p>0.02181644752991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222557578190157">
                <text:p>0.0222557578190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22832147120843">
                <text:p>0.02228321471208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218439044229869">
                <text:p>0.0218439044229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5852405358387">
                <text:p>0.022585240535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1">
                <text:p>171</text:p>
              </table:table-cell>
              <table:table-cell office:value-type="float" office:value="0.022">
                <text:p>0.022</text:p>
              </table:table-cell>
              <table:table-cell office:value-type="float" office:value="0.0222283009259471">
                <text:p>0.02222830092594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8">
                <text:p>188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695068108113">
                <text:p>0.022695068108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4">
                <text:p>164</text:p>
              </table:table-cell>
              <table:table-cell office:value-type="float" office:value="0.022">
                <text:p>0.022</text:p>
              </table:table-cell>
              <table:table-cell office:value-type="float" office:value="0.022036102674467">
                <text:p>0.022036102674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0520077180047">
                <text:p>0.02305200771800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">
                <text:p>179</text:p>
              </table:table-cell>
              <table:table-cell office:value-type="float" office:value="0.022">
                <text:p>0.022</text:p>
              </table:table-cell>
              <table:table-cell office:value-type="float" office:value="0.0224479560704958">
                <text:p>0.0224479560704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0.022">
                <text:p>0.022</text:p>
              </table:table-cell>
              <table:table-cell office:value-type="float" office:value="0.0224754129635644">
                <text:p>0.0224754129635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